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2bb" officeooo:paragraph-rsid="001bb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Indacochea Delgado</meta:initial-creator>
    <meta:creation-date>2019-01-11T09:41:49.463969334</meta:creation-date>
    <dc:date>2019-01-11T09:48:57.042516098</dc:date>
    <dc:creator>Washington Indacochea Delgado</dc:creator>
    <meta:editing-duration>PT7M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4.2$Linux_x86 LibreOffice_project/10$Build-2</meta:generator>
  </office:meta>
</office:document-meta>
</file>